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2.629cm"/>
    </style:style>
    <style:style style:name="pr4" style:family="presentation" style:parent-style-name="Default-subtitle">
      <style:graphic-properties draw:fill-color="#ffffff" fo:min-height="9.134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473cm" svg:x="1.471cm" svg:y="4.318cm" presentation:class="title" presentation:user-transformed="true">
          <draw:text-box>
            <text:p>Big events public transportation in Barcelona</text:p>
          </draw:text-box>
        </draw:frame>
        <draw:frame draw:style-name="gr1" draw:text-style-name="P1" draw:layer="layout" svg:width="7.017cm" svg:height="0.962cm" svg:x="10.668cm" svg:y="11.684cm">
          <draw:text-box>
            <text:p>Team: Josep and Chao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3" draw:layer="layout" svg:width="25.199cm" svg:height="2.629cm" svg:x="1.4cm" svg:y="0.628cm" presentation:class="title">
          <draw:text-box>
            <text:p>Project objectives</text:p>
          </draw:text-box>
        </draw:frame>
        <draw:frame presentation:style-name="pr4" draw:text-style-name="P4" draw:layer="layout" svg:width="25.199cm" svg:height="12.661cm" svg:x="1.4cm" svg:y="1.922cm" presentation:class="subtitle" presentation:user-transformed="true">
          <draw:text-box>
            <text:p text:style-name="P3"/>
            <text:list text:style-name="L3">
              <text:list-header>
                <text:p text:style-name="P3"/>
              </text:list-header>
              <text:list-item>
                <text:p text:style-name="P3">How does the traveling time and frequency vary hourly?</text:p>
                <text:p text:style-name="P3"/>
              </text:list-item>
              <text:list-item>
                <text:p text:style-name="P3">How long one have to wait for the public transportation after a football game in Camp Nou?</text:p>
                <text:p text:style-name="P3"/>
              </text:list-item>
            </text:list>
            <text:p text:style-name="P3"/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presentation:style-name="pr3" draw:layer="layout" svg:width="25.199cm" svg:height="2.629cm" svg:x="1.4cm" svg:y="0.628cm" presentation:class="title">
          <draw:text-box>
            <text:p>Main challenges &amp; strengths</text:p>
          </draw:text-box>
        </draw:frame>
        <draw:frame presentation:style-name="pr4" draw:text-style-name="P2" draw:layer="layout" svg:width="25.199cm" svg:height="9.134cm" svg:x="1.4cm" svg:y="3.685cm" presentation:class="subtitle">
          <draw:text-box>
            <text:list text:style-name="L3">
              <text:list-item>
                <text:p text:style-name="P3">Finding appropriate databases</text:p>
              </text:list-item>
              <text:list-item>
                <text:p text:style-name="P3">managing all data building a huge mysql database.</text:p>
              </text:list-item>
              <text:list-item>
                <text:p text:style-name="P3">Data wrangling </text:p>
              </text:list-item>
              <text:list-item>
                <text:p text:style-name="P3">Define a proper function to extract the desired information</text:p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draw:frame presentation:style-name="pr3" draw:layer="layout" svg:width="25.199cm" svg:height="2.629cm" svg:x="1.4cm" svg:y="0.628cm" presentation:class="title">
          <draw:text-box>
            <text:p>Data: sources, problems, limitations</text:p>
          </draw:text-box>
        </draw:frame>
        <draw:frame presentation:style-name="pr4" draw:text-style-name="P2" draw:layer="layout" svg:width="25.199cm" svg:height="10.129cm" svg:x="1.4cm" svg:y="3.188cm" presentation:class="subtitle" presentation:user-transformed="true">
          <draw:text-box>
            <text:list text:style-name="L3">
              <text:list-item>
                <text:p text:style-name="P3">New modules</text:p>
              </text:list-item>
              <text:list-item>
                <text:p text:style-name="P3">We based our study with the data <text:span text:style-name="T1">provided</text:span> by TMB and Google</text:p>
                <text:p text:style-name="P3"><text:s text:c="6"/>https://developer.tmb.cat</text:p>
                <text:list>
                  <text:list-item>
                    <text:list>
                      <text:list-item>
                        <text:list>
                          <text:list-header>
                            <text:p text:style-name="P3">Google Transit APIs<text:tab/></text:p>
                            <text:p text:style-name="P3">Time spend uploading data into database. </text:p>
                            <text:p text:style-name="P3">There s no a limitation because of the quality deigned by Google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5.209cm" svg:x="1.4cm" svg:y="0.762cm" presentation:class="title" presentation:user-transformed="true">
          <draw:text-box>
            <text:p>Database: strucutre, new data you added, data you deleted, how you processed the data</text:p>
          </draw:text-box>
        </draw:frame>
        <draw:frame presentation:style-name="pr5" draw:layer="layout" svg:width="25.199cm" svg:height="6.096cm" svg:x="1.217cm" svg:y="8.128cm" presentation:class="outline" presentation:user-transformed="true">
          <draw:text-box>
            <text:list text:style-name="L4">
              <text:list-item>
                <text:p>Querying all database into variables to have access locally 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Main insights &amp; explanation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The accuracy of Barcelona metros is quite good.</text:p>
              </text:list-item>
              <text:list-item>
                <text:p>The bus traveling time varies between peak and off peak, and the difference might be more than 15-20 mins.</text:p>
              </text:list-item>
              <text:list-item>
                <text:p>Near to Camp Nou, the public transportation have a capacity to move 60,000 people in one hour.</text:p>
              </text:list-item>
              <text:list-item>
                <text:p>In the best situation, it takes around 1 hour and 20 mins to move all 100,000 audience away from Camp Nou by metros and buses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3.473cm" svg:x="1.4cm" svg:y="0.206cm" presentation:class="title" presentation:user-transformed="true">
          <draw:text-box>
            <text:p>Questions you were not able to answer and why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header>
                <text:p/>
              </text:list-header>
              <text:list-item>
                <text:p>To do the more detail calculations</text:p>
                <text:p/>
              </text:list-item>
              <text:list-item>
                <text:p>Time, time and time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layer="layout" svg:width="25.199cm" svg:height="3.473cm" svg:x="1.4cm" svg:y="0.206cm" presentation:class="title" presentation:user-transformed="true">
          <draw:text-box>
            <text:p>Workflow: what could you have done better? What was useful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Sleep more. (For josep :p)</text:p>
              </text:list-item>
              <text:list-item>
                <text:p>Splitting the project and combine them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1" draw:layer="layout" svg:width="25.199cm" svg:height="2.629cm" svg:x="1.4cm" svg:y="0.628cm" presentation:class="title">
          <draw:text-box>
            <text:p>Main learnings from the projec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4">
              <text:list-item>
                <text:p>How to handling huge database</text:p>
              </text:list-item>
              <text:list-item>
                <text:p>How to extract desired information from database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5T12:20:56.148959775</meta:creation-date>
    <dc:date>2019-07-05T12:44:50.357702881</dc:date>
    <meta:editing-duration>PT10M14S</meta:editing-duration>
    <meta:editing-cycles>5</meta:editing-cycles>
    <meta:generator>LibreOffice/6.0.6.2$Linux_X86_64 LibreOffice_project/00m0$Build-2</meta:generator>
    <meta:document-statistic meta:object-count="57"/>
  </office:meta>
</office:document-meta>
</file>